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decConfigurerFactory.create( Class &lt; T &gt; if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decConfigurerFactory.CodecConfigur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